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512cm" fo:min-width="4.07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3" style:family="graphic" style:parent-style-name="standard">
      <style:graphic-properties draw:fill="solid" draw:fill-color="#99cc66" draw:textarea-horizontal-align="justify" draw:textarea-vertical-align="middle" draw:auto-grow-height="false" fo:min-height="4.195cm" fo:min-width="1.405cm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 fo:min-height="4.195cm" fo:min-width="1.40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2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4.512cm" fo:min-width="1.78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9" style:family="graphic" style:parent-style-name="standard">
      <style:graphic-properties draw:fill="solid" draw:fill-color="#e6e6ff" draw:textarea-horizontal-align="justify" draw:textarea-vertical-align="middle" draw:auto-grow-height="false" fo:min-height="4.195cm" fo:min-width="1.4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1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3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4.512cm" fo:min-width="6.358cm"/>
    </style:style>
    <style:style style:name="gr16" style:family="graphic" style:parent-style-name="objectwithoutfill">
      <style:graphic-properties draw:stroke="dash" draw:stroke-dash="Fine_20_Dashed" svg:stroke-width="0.102cm" svg:stroke-color="#0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dash" draw:stroke-dash="Fine_20_Dashed" svg:stroke-width="0.152cm" svg:stroke-color="#cc0000" draw:marker-start-width="0.427cm" draw:marker-end-width="0.427cm" draw:fill="none" draw:textarea-horizontal-align="justify" draw:textarea-vertical-align="middle" draw:auto-grow-height="false" fo:min-height="8.998cm" fo:min-width="18.146cm" fo:padding-top="0.2cm" fo:padding-bottom="0.2cm" fo:padding-left="0.325cm" fo:padding-right="0.32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dash" draw:stroke-dash="Fine_20_Dashed" svg:stroke-width="0.152cm" svg:stroke-color="#ff3399" draw:marker-start-width="0.427cm" draw:marker-end-width="0.427cm" draw:fill="none" draw:textarea-horizontal-align="justify" draw:textarea-vertical-align="middle" draw:auto-grow-height="false" fo:min-height="8.744cm" fo:min-width="18.4cm" fo:padding-top="0.2cm" fo:padding-bottom="0.2cm" fo:padding-left="0.325cm" fo:padding-right="0.325cm"/>
    </style:style>
    <style:style style:name="gr21" style:family="graphic" style:parent-style-name="objectwithoutfill">
      <style:graphic-properties draw:stroke="dash" draw:stroke-dash="Fine_20_Dashed" svg:stroke-width="0.152cm" svg:stroke-color="#ff6600" draw:marker-start-width="0.427cm" draw:marker-end-width="0.427cm" draw:fill="none" draw:textarea-vertical-align="middle" fo:padding-top="0.2cm" fo:padding-bottom="0.2cm" fo:padding-left="0.325cm" fo:padding-right="0.3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4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font-size="22pt" style:font-size-asian="22pt" style:font-size-complex="2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72cm" svg:height="4.762cm" svg:x="2.143cm" svg:y="5.1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4.572cm" svg:height="1.143cm" svg:x="3.667cm" svg:y="3.929cm">
          <draw:text-box>
            <text:p text:style-name="P1"><text:span text:style-name="T1">block</text:span></text:p>
          </draw:text-box>
        </draw:frame>
        <draw:custom-shape draw:style-name="gr3" draw:text-style-name="P1" draw:layer="layout" svg:width="1.905cm" svg:height="4.445cm" svg:x="2.334cm" svg:y="5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905cm" svg:height="4.445cm" svg:x="4.62cm" svg:y="5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905cm" svg:height="4.445cm" svg:x="2.334cm" svg:y="5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1.905cm" svg:height="1.827cm" svg:x="2.37cm" svg:y="5.282cm">
          <draw:text-box>
            <text:p text:style-name="P1"><text:span text:style-name="T2">index into timestep</text:span></text:p>
            <text:p text:style-name="P1"><text:span text:style-name="T2"/></text:p>
          </draw:text-box>
        </draw:frame>
        <draw:frame draw:style-name="gr6" draw:text-style-name="P2" draw:layer="layout" svg:width="1.947cm" svg:height="1.792cm" svg:x="4.614cm" svg:y="5.294cm">
          <draw:text-box>
            <text:p text:style-name="P1"><text:span text:style-name="T2">num</text:span></text:p>
            <text:p text:style-name="P1"><text:span text:style-name="T2">elements </text:span></text:p>
          </draw:text-box>
        </draw:frame>
        <draw:custom-shape draw:style-name="gr1" draw:text-style-name="P1" draw:layer="layout" svg:width="4.572cm" svg:height="4.762cm" svg:x="10.525cm" svg:y="5.1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4.572cm" svg:height="1.143cm" svg:x="12.049cm" svg:y="3.929cm">
          <draw:text-box>
            <text:p text:style-name="P1"><text:span text:style-name="T1">port</text:span></text:p>
          </draw:text-box>
        </draw:frame>
        <draw:custom-shape draw:style-name="gr3" draw:text-style-name="P1" draw:layer="layout" svg:width="1.905cm" svg:height="4.445cm" svg:x="10.716cm" svg:y="5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905cm" svg:height="4.445cm" svg:x="13.002cm" svg:y="5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905cm" svg:height="4.445cm" svg:x="10.716cm" svg:y="5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1.905cm" svg:height="2.221cm" svg:x="10.752cm" svg:y="5.282cm">
          <draw:text-box>
            <text:p text:style-name="P1"><text:span text:style-name="T2">index into port object list</text:span></text:p>
            <text:p text:style-name="P1"><text:span text:style-name="T2"/></text:p>
          </draw:text-box>
        </draw:frame>
        <draw:frame draw:style-name="gr6" draw:text-style-name="P2" draw:layer="layout" svg:width="1.947cm" svg:height="1.792cm" svg:x="12.996cm" svg:y="5.294cm">
          <draw:text-box>
            <text:p text:style-name="P1"><text:span text:style-name="T2">num</text:span></text:p>
            <text:p text:style-name="P1"><text:span text:style-name="T2">elements</text:span></text:p>
          </draw:text-box>
        </draw:frame>
        <draw:custom-shape draw:style-name="gr7" draw:text-style-name="P1" draw:layer="layout" svg:width="2.286cm" svg:height="4.762cm" svg:x="7.477cm" svg:y="5.1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" draw:layer="layout" svg:width="3.175cm" svg:height="1.673cm" svg:x="7.223cm" svg:y="3.929cm">
          <draw:text-box>
            <text:p text:style-name="P1"><text:span text:style-name="T1">timestep</text:span></text:p>
          </draw:text-box>
        </draw:frame>
        <draw:custom-shape draw:style-name="gr3" draw:text-style-name="P1" draw:layer="layout" svg:width="1.905cm" svg:height="4.445cm" svg:x="7.668cm" svg:y="5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905cm" svg:height="4.445cm" svg:x="7.668cm" svg:y="5.29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1.905cm" svg:height="1.568cm" svg:x="7.704cm" svg:y="5.282cm">
          <draw:text-box>
            <text:p text:style-name="P1"><text:span text:style-name="T2">index into port</text:span></text:p>
            <text:p text:style-name="P1"><text:span text:style-name="T2"/></text:p>
          </draw:text-box>
        </draw:frame>
        <draw:custom-shape draw:style-name="gr7" draw:text-style-name="P1" draw:layer="layout" svg:width="2.286cm" svg:height="4.762cm" svg:x="15.859cm" svg:y="5.1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" draw:layer="layout" svg:width="5.588cm" svg:height="2.384cm" svg:x="14.589cm" svg:y="4.056cm">
          <draw:text-box>
            <text:p text:style-name="P1"><text:span text:style-name="T1">port_object_list</text:span></text:p>
          </draw:text-box>
        </draw:frame>
        <draw:custom-shape draw:style-name="gr3" draw:text-style-name="P1" draw:layer="layout" svg:width="1.905cm" svg:height="4.445cm" svg:x="16.05cm" svg:y="5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905cm" svg:height="4.445cm" svg:x="16.05cm" svg:y="5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1.905cm" svg:height="1.827cm" svg:x="16.086cm" svg:y="5.282cm">
          <draw:text-box>
            <text:p text:style-name="P1"><text:span text:style-name="T2">index into object</text:span></text:p>
            <text:p text:style-name="P1"><text:span text:style-name="T2"/></text:p>
          </draw:text-box>
        </draw:frame>
        <draw:line draw:style-name="gr11" draw:text-style-name="P1" draw:layer="layout" svg:x1="9.636cm" svg:y1="7.485cm" svg:x2="10.906cm" svg:y2="7.485cm">
          <text:p/>
        </draw:line>
        <draw:custom-shape draw:style-name="gr7" draw:text-style-name="P1" draw:layer="layout" svg:width="2.286cm" svg:height="4.762cm" svg:x="21.066cm" svg:y="5.1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" draw:layer="layout" svg:width="3.175cm" svg:height="1.673cm" svg:x="21.066cm" svg:y="3.929cm">
          <draw:text-box>
            <text:p text:style-name="P1"><text:span text:style-name="T1">object</text:span></text:p>
          </draw:text-box>
        </draw:frame>
        <draw:custom-shape draw:style-name="gr3" draw:text-style-name="P1" draw:layer="layout" svg:width="1.905cm" svg:height="4.445cm" svg:x="21.257cm" svg:y="5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905cm" svg:height="4.445cm" svg:x="21.257cm" svg:y="5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1.905cm" svg:height="2.221cm" svg:x="21.293cm" svg:y="5.282cm">
          <draw:text-box>
            <text:p text:style-name="P1"><text:span text:style-name="T2">Index into object data</text:span></text:p>
            <text:p text:style-name="P1"><text:span text:style-name="T2"/></text:p>
          </draw:text-box>
        </draw:frame>
        <draw:line draw:style-name="gr11" draw:text-style-name="P1" draw:layer="layout" svg:x1="6.588cm" svg:y1="7.485cm" svg:x2="7.858cm" svg:y2="7.485cm">
          <text:p/>
        </draw:line>
        <draw:line draw:style-name="gr11" draw:text-style-name="P1" draw:layer="layout" svg:x1="14.97cm" svg:y1="7.485cm" svg:x2="16.24cm" svg:y2="7.485cm">
          <text:p/>
        </draw:line>
        <draw:custom-shape draw:style-name="gr1" draw:text-style-name="P1" draw:layer="layout" svg:width="4.572cm" svg:height="4.762cm" svg:x="24.241cm" svg:y="5.1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05cm" svg:height="4.445cm" svg:x="24.432cm" svg:y="5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905cm" svg:height="4.445cm" svg:x="26.718cm" svg:y="5.29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905cm" svg:height="4.445cm" svg:x="24.432cm" svg:y="5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2.159cm" svg:height="5.373cm" svg:x="24.324cm" svg:y="5.282cm">
          <draw:text-box>
            <text:p text:style-name="P1"><text:span text:style-name="T2">Variable meaning:</text:span></text:p>
            <text:p text:style-name="P1"><text:span text:style-name="T2">1) index into an object array</text:span></text:p>
            <text:p text:style-name="P1"><text:span text:style-name="T2">2) index into object</text:span></text:p>
            <text:p text:style-name="P1"><text:span text:style-name="T2">3) index into char array</text:span></text:p>
            <text:p text:style-name="P1"><text:span text:style-name="T2"/></text:p>
            <text:p text:style-name="P1"><text:span text:style-name="T2"/></text:p>
          </draw:text-box>
        </draw:frame>
        <draw:frame draw:style-name="gr2" draw:text-style-name="P1" draw:layer="layout" svg:width="4.572cm" svg:height="1.143cm" svg:x="24.622cm" svg:y="3.929cm">
          <draw:text-box>
            <text:p text:style-name="P1"><text:span text:style-name="T1">object_data</text:span></text:p>
          </draw:text-box>
        </draw:frame>
        <draw:frame draw:style-name="gr12" draw:text-style-name="P2" draw:layer="layout" svg:width="2.159cm" svg:height="3.403cm" svg:x="26.654cm" svg:y="5.326cm">
          <draw:text-box>
            <text:p text:style-name="P1"><text:span text:style-name="T2">Variable meaning:</text:span></text:p>
            <text:p text:style-name="P1"><text:span text:style-name="T2">1) num elements</text:span></text:p>
            <text:p text:style-name="P1"><text:span text:style-name="T2">2) none</text:span></text:p>
            <text:p text:style-name="P1"><text:span text:style-name="T2">3)none</text:span></text:p>
            <text:p text:style-name="P1"><text:span text:style-name="T2"/></text:p>
            <text:p text:style-name="P1"><text:span text:style-name="T2"/></text:p>
          </draw:text-box>
        </draw:frame>
        <draw:line draw:style-name="gr11" draw:text-style-name="P1" draw:layer="layout" svg:x1="23.225cm" svg:y1="7.485cm" svg:x2="24.495cm" svg:y2="7.485cm">
          <text:p/>
        </draw:line>
        <draw:line draw:style-name="gr11" draw:text-style-name="P1" draw:layer="layout" svg:x1="24.368cm" svg:y1="8.374cm" svg:x2="22.971cm" svg:y2="8.374cm">
          <text:p/>
        </draw:line>
        <draw:custom-shape draw:style-name="gr7" draw:text-style-name="P1" draw:layer="layout" svg:width="2.286cm" svg:height="4.762cm" svg:x="25.13cm" svg:y="14.4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05cm" svg:height="4.445cm" svg:x="25.321cm" svg:y="14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905cm" svg:height="4.445cm" svg:x="25.321cm" svg:y="14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" draw:layer="layout" svg:width="2.159cm" svg:height="3.403cm" svg:x="25.257cm" svg:y="14.553cm">
          <draw:text-box>
            <text:p text:style-name="P1"><text:span text:style-name="T2">Object meta values + object type</text:span></text:p>
            <text:p text:style-name="P1"><text:span text:style-name="T2"/></text:p>
          </draw:text-box>
        </draw:frame>
        <draw:frame draw:style-name="gr2" draw:text-style-name="P1" draw:layer="layout" svg:width="4.572cm" svg:height="1.143cm" svg:x="24.368cm" svg:y="13.2cm">
          <draw:text-box>
            <text:p text:style-name="P1"><text:span text:style-name="T1">object_meta</text:span></text:p>
          </draw:text-box>
        </draw:frame>
        <draw:polyline draw:style-name="gr11" draw:text-style-name="P1" draw:layer="layout" svg:width="7.848cm" svg:height="4.498cm" draw:transform="rotate (-0.913679863419031) translate (22.082cm 9.644cm)" svg:viewBox="0 0 7849 4499" draw:points="0,0 5832,4499 7849,1885">
          <text:p/>
        </draw:polyline>
        <draw:custom-shape draw:style-name="gr7" draw:text-style-name="P1" draw:layer="layout" svg:width="2.286cm" svg:height="4.762cm" svg:x="32.115cm" svg:y="5.1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05cm" svg:height="4.445cm" svg:x="32.306cm" svg:y="5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05cm" svg:height="4.445cm" svg:x="32.306cm" svg:y="5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" draw:layer="layout" svg:width="2.159cm" svg:height="3.403cm" svg:x="32.242cm" svg:y="5.282cm">
          <draw:text-box>
            <text:p text:style-name="P1"><text:span text:style-name="T2">Values</text:span></text:p>
            <text:p text:style-name="P1"><text:span text:style-name="T2"/></text:p>
            <text:p text:style-name="P1"><text:span text:style-name="T2"/></text:p>
          </draw:text-box>
        </draw:frame>
        <draw:frame draw:style-name="gr2" draw:text-style-name="P1" draw:layer="layout" svg:width="4.572cm" svg:height="1.143cm" svg:x="31.353cm" svg:y="3.929cm">
          <draw:text-box>
            <text:p text:style-name="P1"><text:span text:style-name="T1">array_float</text:span></text:p>
          </draw:text-box>
        </draw:frame>
        <draw:line draw:style-name="gr11" draw:text-style-name="P1" draw:layer="layout" svg:x1="18.018cm" svg:y1="7.485cm" svg:x2="21.447cm" svg:y2="7.485cm">
          <text:p/>
        </draw:line>
        <draw:custom-shape draw:style-name="gr7" draw:text-style-name="P1" draw:layer="layout" svg:width="2.286cm" svg:height="4.762cm" svg:x="35.925cm" svg:y="5.1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05cm" svg:height="4.445cm" svg:x="36.116cm" svg:y="5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905cm" svg:height="4.445cm" svg:x="36.116cm" svg:y="5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" draw:layer="layout" svg:width="2.159cm" svg:height="3.403cm" svg:x="36.052cm" svg:y="5.282cm">
          <draw:text-box>
            <text:p text:style-name="P1"><text:span text:style-name="T2">Values</text:span></text:p>
            <text:p text:style-name="P1"><text:span text:style-name="T2"/></text:p>
            <text:p text:style-name="P1"><text:span text:style-name="T2"/></text:p>
          </draw:text-box>
        </draw:frame>
        <draw:frame draw:style-name="gr2" draw:text-style-name="P1" draw:layer="layout" svg:width="4.572cm" svg:height="1.143cm" svg:x="35.417cm" svg:y="3.929cm">
          <draw:text-box>
            <text:p text:style-name="P1"><text:span text:style-name="T1">array_int</text:span></text:p>
          </draw:text-box>
        </draw:frame>
        <draw:custom-shape draw:style-name="gr7" draw:text-style-name="P1" draw:layer="layout" svg:width="2.286cm" svg:height="4.762cm" svg:x="39.608cm" svg:y="5.1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05cm" svg:height="4.445cm" svg:x="39.799cm" svg:y="5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905cm" svg:height="4.445cm" svg:x="39.799cm" svg:y="5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" draw:layer="layout" svg:width="2.159cm" svg:height="3.403cm" svg:x="39.735cm" svg:y="5.282cm">
          <draw:text-box>
            <text:p text:style-name="P1"><text:span text:style-name="T2">Values</text:span></text:p>
            <text:p text:style-name="P1"><text:span text:style-name="T2"/></text:p>
            <text:p text:style-name="P1"><text:span text:style-name="T2"/></text:p>
          </draw:text-box>
        </draw:frame>
        <draw:frame draw:style-name="gr2" draw:text-style-name="P1" draw:layer="layout" svg:width="4.572cm" svg:height="1.143cm" svg:x="38.846cm" svg:y="3.929cm">
          <draw:text-box>
            <text:p text:style-name="P1"><text:span text:style-name="T1">array_char</text:span></text:p>
          </draw:text-box>
        </draw:frame>
        <draw:custom-shape draw:style-name="gr7" draw:text-style-name="P1" draw:layer="layout" svg:width="2.286cm" svg:height="4.762cm" svg:x="32.115cm" svg:y="5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05cm" svg:height="4.445cm" svg:x="32.306cm" svg:y="5.2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05cm" svg:height="4.445cm" svg:x="32.306cm" svg:y="5.2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" draw:layer="layout" svg:width="2.159cm" svg:height="3.403cm" svg:x="32.242cm" svg:y="5.283cm">
          <draw:text-box>
            <text:p text:style-name="P1"><text:span text:style-name="T2">Values</text:span></text:p>
            <text:p text:style-name="P1"><text:span text:style-name="T2"/></text:p>
            <text:p text:style-name="P1"><text:span text:style-name="T2"/></text:p>
          </draw:text-box>
        </draw:frame>
        <draw:frame draw:style-name="gr2" draw:text-style-name="P1" draw:layer="layout" svg:width="4.572cm" svg:height="1.143cm" svg:x="31.353cm" svg:y="3.93cm">
          <draw:text-box>
            <text:p text:style-name="P1"><text:span text:style-name="T1">array_float</text:span></text:p>
          </draw:text-box>
        </draw:frame>
        <draw:custom-shape draw:style-name="gr7" draw:text-style-name="P1" draw:layer="layout" svg:width="2.286cm" svg:height="4.762cm" svg:x="32.115cm" svg:y="5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05cm" svg:height="4.445cm" svg:x="32.306cm" svg:y="5.2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05cm" svg:height="4.445cm" svg:x="32.306cm" svg:y="5.2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" draw:layer="layout" svg:width="2.159cm" svg:height="3.403cm" svg:x="32.242cm" svg:y="5.283cm">
          <draw:text-box>
            <text:p text:style-name="P1"><text:span text:style-name="T2">Values</text:span></text:p>
            <text:p text:style-name="P1"><text:span text:style-name="T2"/></text:p>
            <text:p text:style-name="P1"><text:span text:style-name="T2"/></text:p>
          </draw:text-box>
        </draw:frame>
        <draw:frame draw:style-name="gr2" draw:text-style-name="P1" draw:layer="layout" svg:width="4.572cm" svg:height="1.143cm" svg:x="31.353cm" svg:y="3.93cm">
          <draw:text-box>
            <text:p text:style-name="P1"><text:span text:style-name="T1">array_float</text:span></text:p>
          </draw:text-box>
        </draw:frame>
        <draw:custom-shape draw:style-name="gr7" draw:text-style-name="P1" draw:layer="layout" svg:width="2.286cm" svg:height="4.762cm" svg:x="32.115cm" svg:y="5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05cm" svg:height="4.445cm" svg:x="32.306cm" svg:y="5.2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05cm" svg:height="4.445cm" svg:x="32.306cm" svg:y="5.2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" draw:layer="layout" svg:width="2.159cm" svg:height="3.403cm" svg:x="32.242cm" svg:y="5.283cm">
          <draw:text-box>
            <text:p text:style-name="P1"><text:span text:style-name="T2">Values</text:span></text:p>
            <text:p text:style-name="P1"><text:span text:style-name="T2"/></text:p>
            <text:p text:style-name="P1"><text:span text:style-name="T2"/></text:p>
          </draw:text-box>
        </draw:frame>
        <draw:frame draw:style-name="gr2" draw:text-style-name="P1" draw:layer="layout" svg:width="4.572cm" svg:height="1.143cm" svg:x="31.353cm" svg:y="3.93cm">
          <draw:text-box>
            <text:p text:style-name="P1"><text:span text:style-name="T1">array_float</text:span></text:p>
          </draw:text-box>
        </draw:frame>
        <draw:custom-shape draw:style-name="gr7" draw:text-style-name="P1" draw:layer="layout" svg:width="2.286cm" svg:height="4.762cm" svg:x="32.115cm" svg:y="5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05cm" svg:height="4.445cm" svg:x="32.306cm" svg:y="5.2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05cm" svg:height="4.445cm" svg:x="32.306cm" svg:y="5.2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" draw:layer="layout" svg:width="2.159cm" svg:height="3.403cm" svg:x="32.242cm" svg:y="5.283cm">
          <draw:text-box>
            <text:p text:style-name="P1"><text:span text:style-name="T2">Values</text:span></text:p>
            <text:p text:style-name="P1"><text:span text:style-name="T2"/></text:p>
            <text:p text:style-name="P1"><text:span text:style-name="T2"/></text:p>
          </draw:text-box>
        </draw:frame>
        <draw:frame draw:style-name="gr2" draw:text-style-name="P1" draw:layer="layout" svg:width="4.572cm" svg:height="1.143cm" svg:x="31.353cm" svg:y="3.93cm">
          <draw:text-box>
            <text:p text:style-name="P1"><text:span text:style-name="T1">array_float</text:span></text:p>
          </draw:text-box>
        </draw:frame>
        <draw:custom-shape draw:style-name="gr7" draw:text-style-name="P1" draw:layer="layout" svg:width="2.286cm" svg:height="4.762cm" svg:x="32.115cm" svg:y="5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05cm" svg:height="4.445cm" svg:x="32.306cm" svg:y="5.2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05cm" svg:height="4.445cm" svg:x="32.306cm" svg:y="5.2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" draw:layer="layout" svg:width="2.159cm" svg:height="3.403cm" svg:x="32.242cm" svg:y="5.283cm">
          <draw:text-box>
            <text:p text:style-name="P1"><text:span text:style-name="T2">Values</text:span></text:p>
            <text:p text:style-name="P1"><text:span text:style-name="T2"/></text:p>
            <text:p text:style-name="P1"><text:span text:style-name="T2"/></text:p>
          </draw:text-box>
        </draw:frame>
        <draw:frame draw:style-name="gr2" draw:text-style-name="P1" draw:layer="layout" svg:width="4.572cm" svg:height="1.143cm" svg:x="31.353cm" svg:y="3.93cm">
          <draw:text-box>
            <text:p text:style-name="P1"><text:span text:style-name="T1">array_float</text:span></text:p>
          </draw:text-box>
        </draw:frame>
        <draw:custom-shape draw:style-name="gr7" draw:text-style-name="P1" draw:layer="layout" svg:width="2.286cm" svg:height="4.762cm" svg:x="32.115cm" svg:y="5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05cm" svg:height="4.445cm" svg:x="32.306cm" svg:y="5.2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05cm" svg:height="4.445cm" svg:x="32.306cm" svg:y="5.2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" draw:layer="layout" svg:width="2.159cm" svg:height="3.403cm" svg:x="32.242cm" svg:y="5.283cm">
          <draw:text-box>
            <text:p text:style-name="P1"><text:span text:style-name="T2">Values</text:span></text:p>
            <text:p text:style-name="P1"><text:span text:style-name="T2"/></text:p>
            <text:p text:style-name="P1"><text:span text:style-name="T2"/></text:p>
          </draw:text-box>
        </draw:frame>
        <draw:frame draw:style-name="gr2" draw:text-style-name="P1" draw:layer="layout" svg:width="4.572cm" svg:height="1.143cm" svg:x="31.353cm" svg:y="3.93cm">
          <draw:text-box>
            <text:p text:style-name="P1"><text:span text:style-name="T1">array_float</text:span></text:p>
          </draw:text-box>
        </draw:frame>
        <draw:custom-shape draw:style-name="gr7" draw:text-style-name="P1" draw:layer="layout" svg:width="2.286cm" svg:height="4.762cm" svg:x="32.115cm" svg:y="5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05cm" svg:height="4.445cm" svg:x="32.306cm" svg:y="5.2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905cm" svg:height="4.445cm" svg:x="32.306cm" svg:y="5.2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" draw:layer="layout" svg:width="2.159cm" svg:height="3.403cm" svg:x="32.242cm" svg:y="5.283cm">
          <draw:text-box>
            <text:p text:style-name="P1"><text:span text:style-name="T2">Values</text:span></text:p>
            <text:p text:style-name="P1"><text:span text:style-name="T2"/></text:p>
            <text:p text:style-name="P1"><text:span text:style-name="T2"/></text:p>
          </draw:text-box>
        </draw:frame>
        <draw:frame draw:style-name="gr2" draw:text-style-name="P1" draw:layer="layout" svg:width="4.572cm" svg:height="1.143cm" svg:x="31.353cm" svg:y="3.93cm">
          <draw:text-box>
            <text:p text:style-name="P1"><text:span text:style-name="T1">array_float</text:span></text:p>
          </draw:text-box>
        </draw:frame>
        <draw:custom-shape draw:style-name="gr7" draw:text-style-name="P1" draw:layer="layout" svg:width="2.286cm" svg:height="4.762cm" svg:x="44.942cm" svg:y="5.1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05cm" svg:height="4.445cm" svg:x="45.133cm" svg:y="5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905cm" svg:height="4.445cm" svg:x="45.133cm" svg:y="5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" draw:layer="layout" svg:width="2.159cm" svg:height="3.403cm" svg:x="45.069cm" svg:y="5.282cm">
          <draw:text-box>
            <text:p text:style-name="P1"><text:span text:style-name="T2">Values</text:span></text:p>
            <text:p text:style-name="P1"><text:span text:style-name="T2"/></text:p>
            <text:p text:style-name="P1"><text:span text:style-name="T2"/></text:p>
          </draw:text-box>
        </draw:frame>
        <draw:frame draw:style-name="gr2" draw:text-style-name="P1" draw:layer="layout" svg:width="4.572cm" svg:height="1.143cm" svg:x="44.18cm" svg:y="3.929cm">
          <draw:text-box>
            <text:p text:style-name="P1"><text:span text:style-name="T1">array_uint</text:span></text:p>
          </draw:text-box>
        </draw:frame>
        <draw:frame draw:style-name="gr14" draw:text-style-name="P1" draw:layer="layout" svg:width="4.572cm" svg:height="1.826cm" svg:x="42.529cm" svg:y="6.342cm">
          <draw:text-box>
            <text:p text:style-name="P1"><text:span text:style-name="T3">...</text:span></text:p>
          </draw:text-box>
        </draw:frame>
        <draw:polyline draw:style-name="gr11" draw:text-style-name="P1" draw:layer="layout" svg:width="5.508cm" svg:height="2.839cm" draw:transform="rotate (-0.463733982254893) translate (29.0417228652747cm 6.77370786762458cm)" svg:viewBox="0 0 5509 2840" draw:points="0,795 1590,0 3010,2840 5509,1590 4998,568">
          <text:p/>
        </draw:polyline>
        <draw:polyline draw:style-name="gr11" draw:text-style-name="P1" draw:layer="layout" svg:width="8.916cm" svg:height="3.975cm" draw:transform="skewX (5.2534900789142E-017) rotate (-0.463733982254893) translate (29.5500739278659cm 5.75722524420197cm)" svg:viewBox="0 0 8917 3976" draw:points="0,1932 1590,1137 3010,3976 8917,1022 8406,0">
          <text:p/>
        </draw:polyline>
        <draw:polyline draw:style-name="gr11" draw:text-style-name="P1" draw:layer="layout" svg:width="12.21cm" svg:height="5.623cm" draw:transform="rotate (-0.463733982254893) translate (30.2869284345064cm 4.28383439856718cm)" svg:viewBox="0 0 12211 5624" draw:points="0,3579 1590,2784 3010,5624 12211,1022 11700,0">
          <text:p/>
        </draw:polyline>
        <draw:polyline draw:style-name="gr11" draw:text-style-name="P1" draw:layer="layout" svg:width="17.094cm" svg:height="8.065cm" draw:transform="rotate (-0.463733982254893) translate (31.3795058064215cm 2.09915142055697cm)" svg:viewBox="0 0 17095 8066" draw:points="0,6022 1590,5227 3010,8066 17095,1022 16584,0">
          <text:p/>
        </draw:polyline>
        <draw:custom-shape draw:style-name="gr15" draw:text-style-name="P1" draw:layer="layout" svg:width="6.858cm" svg:height="4.762cm" svg:x="30.21cm" svg:y="14.4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" draw:layer="layout" svg:width="6.858cm" svg:height="2.384cm" svg:x="30.21cm" svg:y="12.848cm">
          <draw:text-box>
            <text:p text:style-name="P1"><text:span text:style-name="T1">type_to_object_data_element_info</text:span></text:p>
          </draw:text-box>
        </draw:frame>
        <draw:custom-shape draw:style-name="gr3" draw:text-style-name="P1" draw:layer="layout" svg:width="1.905cm" svg:height="4.445cm" svg:x="30.401cm" svg:y="14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905cm" svg:height="4.445cm" svg:x="32.687cm" svg:y="14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905cm" svg:height="4.445cm" svg:x="30.401cm" svg:y="14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1.905cm" svg:height="1.568cm" svg:x="30.437cm" svg:y="14.553cm">
          <draw:text-box>
            <text:p text:style-name="P1"><text:span text:style-name="T2">object type</text:span></text:p>
            <text:p text:style-name="P1"><text:span text:style-name="T2"/></text:p>
          </draw:text-box>
        </draw:frame>
        <draw:frame draw:style-name="gr6" draw:text-style-name="P2" draw:layer="layout" svg:width="1.947cm" svg:height="2.615cm" svg:x="32.681cm" svg:y="14.565cm">
          <draw:text-box>
            <text:p text:style-name="P1"><text:span text:style-name="T2">index into object data element info <text:s/></text:span></text:p>
          </draw:text-box>
        </draw:frame>
        <draw:line draw:style-name="gr11" draw:text-style-name="P1" draw:layer="layout" svg:x1="36.941cm" svg:y1="16.756cm" svg:x2="38.211cm" svg:y2="16.756cm">
          <text:p/>
        </draw:line>
        <draw:custom-shape draw:style-name="gr1" draw:text-style-name="P1" draw:layer="layout" svg:width="4.572cm" svg:height="4.762cm" svg:x="38.084cm" svg:y="14.4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" draw:layer="layout" svg:width="4.572cm" svg:height="1.673cm" svg:x="38.084cm" svg:y="12.819cm">
          <draw:text-box>
            <text:p text:style-name="P1"><text:span text:style-name="T1">object_data_element_info</text:span></text:p>
          </draw:text-box>
        </draw:frame>
        <draw:custom-shape draw:style-name="gr3" draw:text-style-name="P1" draw:layer="layout" svg:width="1.905cm" svg:height="4.445cm" svg:x="38.275cm" svg:y="14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905cm" svg:height="4.445cm" svg:x="40.561cm" svg:y="14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905cm" svg:height="4.445cm" svg:x="38.275cm" svg:y="14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1.905cm" svg:height="2.221cm" svg:x="38.311cm" svg:y="14.553cm">
          <draw:text-box>
            <text:p text:style-name="P1"><text:span text:style-name="T2">object data element type</text:span></text:p>
            <text:p text:style-name="P1"><text:span text:style-name="T2"/></text:p>
          </draw:text-box>
        </draw:frame>
        <draw:frame draw:style-name="gr6" draw:text-style-name="P2" draw:layer="layout" svg:width="1.947cm" svg:height="1.792cm" svg:x="40.555cm" svg:y="14.565cm">
          <draw:text-box>
            <text:p text:style-name="P1"><text:span text:style-name="T2">Index into nvp_tags </text:span></text:p>
          </draw:text-box>
        </draw:frame>
        <draw:line draw:style-name="gr11" draw:text-style-name="P1" draw:layer="layout" svg:x1="42.529cm" svg:y1="16.756cm" svg:x2="43.799cm" svg:y2="16.756cm">
          <text:p/>
        </draw:line>
        <draw:custom-shape draw:style-name="gr7" draw:text-style-name="P1" draw:layer="layout" svg:width="2.286cm" svg:height="4.762cm" svg:x="43.799cm" svg:y="14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05cm" svg:height="4.445cm" svg:x="43.99cm" svg:y="14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905cm" svg:height="4.445cm" svg:x="43.99cm" svg:y="14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" draw:layer="layout" svg:width="2.159cm" svg:height="3.403cm" svg:x="43.926cm" svg:y="14.426cm">
          <draw:text-box>
            <text:p text:style-name="P1"><text:span text:style-name="T2">values</text:span></text:p>
            <text:p text:style-name="P1"><text:span text:style-name="T2"/></text:p>
          </draw:text-box>
        </draw:frame>
        <draw:frame draw:style-name="gr2" draw:text-style-name="P1" draw:layer="layout" svg:width="4.572cm" svg:height="1.143cm" svg:x="43.545cm" svg:y="13.073cm">
          <draw:text-box>
            <text:p text:style-name="P1"><text:span text:style-name="T1">nvp_tags</text:span></text:p>
          </draw:text-box>
        </draw:frame>
        <draw:line draw:style-name="gr16" draw:text-style-name="P1" draw:layer="layout" svg:x1="27.289cm" svg:y1="16.883cm" svg:x2="30.464cm" svg:y2="16.883cm">
          <text:p/>
        </draw:line>
        <draw:custom-shape draw:style-name="gr17" draw:text-style-name="P1" draw:layer="layout" svg:width="18.796cm" svg:height="9.398cm" svg:x="1.254cm" svg:y="2.786cm">
          <text:p/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2.868cm" svg:height="1.115cm" svg:x="27.543cm" svg:y="15.74cm">
          <draw:text-box>
            <text:p text:style-name="P3"><text:span text:style-name="T4">Based on object type</text:span></text:p>
          </draw:text-box>
        </draw:frame>
        <draw:frame draw:style-name="gr19" draw:text-style-name="P4" draw:layer="layout" svg:width="4.807cm" svg:height="1.119cm" svg:x="8.366cm" svg:y="1.667cm">
          <draw:text-box>
            <text:p text:style-name="P4"><text:span text:style-name="T5">Index Arrays</text:span></text:p>
          </draw:text-box>
        </draw:frame>
        <draw:custom-shape draw:style-name="gr20" draw:text-style-name="P1" draw:layer="layout" svg:width="19.05cm" svg:height="9.144cm" svg:x="29.956cm" svg:y="2.786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4.549cm" svg:height="1.119cm" svg:x="37.195cm" svg:y="1.667cm">
          <draw:text-box>
            <text:p text:style-name="P4"><text:span text:style-name="T5">Data Arrays</text:span></text:p>
          </draw:text-box>
        </draw:frame>
        <draw:polyline draw:style-name="gr21" draw:text-style-name="P1" draw:layer="layout" svg:width="17.906cm" svg:height="27.558cm" draw:transform="rotate (-1.5707963267949) translate (48.117cm 2.65899999999997cm)" svg:viewBox="0 0 17907 27559" draw:points="0,27559 17780,27305 17907,0 9779,0 9652,18796 127,18796 127,27559">
          <text:p/>
        </draw:polyline>
        <draw:frame draw:style-name="gr19" draw:text-style-name="P4" draw:layer="layout" svg:width="6.666cm" svg:height="1.119cm" svg:x="21.512cm" svg:y="1.389cm">
          <draw:text-box>
            <text:p text:style-name="P4"><text:span text:style-name="T5">Object Info Arrays</text:span></text:p>
          </draw:text-box>
        </draw:frame>
        <draw:frame draw:style-name="gr22" draw:layer="layout" svg:width="14.605cm" svg:height="12.338cm" svg:x="3.159cm" svg:y="13.835cm">
          <draw:text-box>
            <text:p>The Index Array section of the file defines the order in which a read is performed on the objects.</text:p>
            <text:p/>
            <text:p><text:tab/>- a block points to the variable number of <text:tab/><text:tab/> <text:s/>timesteps it contains (index, num elements)</text:p>
            <text:p><text:tab/>- a timestep points to the fixed number of <text:tab/><text:tab/> <text:s/>ports it contains (index only, num elements <text:tab/><text:tab/> <text:s/>dictated by port number within the file <text:tab/><text:tab/><text:tab/> <text:s/>metadata section)</text:p>
            <text:p><text:tab/>- a port points to the variable number of <text:tab/><text:tab/><text:tab/> <text:s/>port_object_list elements it contains (index, <text:tab/><text:tab/> <text:s/>num elements)</text:p>
            <text:p><text:tab/>- a port_object_list entry points to an object <text:tab/><text:tab/> <text:s/>entry. port_object_list entries can contain <text:tab/><text:tab/> <text:s/>duplicates of objects. This array is needed <text:tab/><text:tab/> <text:s/>in order to avoid writing duplicate objects <text:tab/><text:tab/> <text:s/>twice (index only)</text:p>
          </draw:text-box>
        </draw:frame>
        <draw:frame draw:style-name="gr23" draw:layer="layout" svg:width="26.543cm" svg:height="18.026cm" svg:x="21.828cm" svg:y="21.582cm">
          <draw:text-box>
            <text:p>The Object Info Arrays contain all object metadata and references.</text:p>
            <text:p/>
            <text:p><text:tab/>- The Object array values index into the first element of object_data appertaining to the <text:tab/> <text:s/>object. The number of elements appertaining to the object is determined by num <text:tab/><text:tab/> <text:s/>elements (contained within <text:span text:style-name="T1">type_to_object_data_element_info).</text:span> The actual index of an <text:tab/> <text:s/>array entry multiplied by the number of metadata members per object index into the <text:tab/> <text:tab/> <text:s/>object_meta array. E.g. index 5 of the object array contains value 24, and there are 7 <text:tab/> <text:s/>metadata members per object. The corresponding object_info and object_meta indices <text:tab/> <text:s/>will be (respectively) 24 and 35.</text:p>
            <text:p><text:tab/>- The Object_data array values mean different things based on the object data element <text:tab/> <text:s/>type (contained within object_data_element_info) associated with the entry. It either:</text:p>
            <text:p><text:tab/><text:tab/><text:tab/>1) Is a ShmVector and points to a region of one of the Data Arrays (start index, <text:tab/><text:tab/><text:tab/> <text:s text:c="3"/>num elements)</text:p>
            <text:p><text:tab/><text:tab/><text:tab/>2) Is an object reference and points to an entry within the Object array (index, <text:tab/><text:tab/><text:tab/> <text:s text:c="3"/>don't care value)</text:p>
            <text:p><text:tab/><text:tab/><text:tab/>3) Is an attribute pair, and points to a location on array_char, where the key is <text:tab/><text:tab/><text:tab/> <text:s text:c="3"/>the first null terminated string available, and the value is the second. (index, <text:tab/><text:tab/><text:tab/> <text:s text:c="3"/>don't care value)</text:p>
            <text:p><text:tab/>- The Object_meta array contains the meta values associated with the object. Each <text:tab/><text:tab/> <text:s/>metadata set is of fixed size (value found in file metadata).<text:tab/></text:p>
            <text:p><text:tab/>- The T<text:span text:style-name="T1">ype_to_object_data_element_info array associates an object type number with a </text:span><text:span text:style-name="T1"><text:tab/></text:span><text:span text:style-name="T1"> <text:s text:c="2"/>region within </text:span><text:span text:style-name="T1">object_data_element_info (index, num elements).</text:span></text:p>
            <text:p><text:span text:style-name="T1"><text:tab/></text:span><text:span text:style-name="T1">- The Object_data_element_info contains the file object type that dictates how a </text:span><text:span text:style-name="T1"><text:tab/></text:span><text:span text:style-name="T1"><text:tab/></text:span><text:span text:style-name="T1"><text:tab/></text:span><text:span text:style-name="T1"> <text:s/>object_data entry should be interpreted (see above). It also points to a null-terminated </text:span><text:span text:style-name="T1"><text:tab/></text:span><text:span text:style-name="T1"> <text:s/>string defining the nvp tag of that info element.</text:span></text:p>
          </draw:text-box>
        </draw:frame>
        <draw:custom-shape draw:style-name="gr4" draw:text-style-name="P1" draw:layer="layout" svg:width="1.905cm" svg:height="4.445cm" svg:x="34.909cm" svg:y="14.5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1.947cm" svg:height="1.792cm" svg:x="34.867cm" svg:y="14.597cm">
          <draw:text-box>
            <text:p text:style-name="P1"><text:span text:style-name="T2">num elements 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43.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9T18:00:52.807104640</meta:creation-date>
    <dc:date>2016-08-19T20:22:45.499870911</dc:date>
    <meta:editing-duration>PT48M25S</meta:editing-duration>
    <meta:editing-cycles>7</meta:editing-cycles>
    <meta:generator>LibreOffice/4.3.7.2$Linux_X86_64 LibreOffice_project/430$Build-2</meta:generator>
    <meta:document-statistic meta:object-count="141"/>
  </office:meta>
</office:document-meta>
</file>